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3.4625in"/>
    </style:style>
    <style:style style:name="Table1.B" style:family="table-column">
      <style:table-column-properties style:column-width="3.4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ext_20_body">
      <style:text-properties officeooo:rsid="001a33b6" officeooo:paragraph-rsid="001c141f"/>
    </style:style>
    <style:style style:name="P2" style:family="paragraph" style:parent-style-name="Text_20_body">
      <style:text-properties fo:font-weight="normal" officeooo:rsid="001da5ce" officeooo:paragraph-rsid="001c141f" style:font-weight-asian="normal" style:font-weight-complex="normal"/>
    </style:style>
    <style:style style:name="P3" style:family="paragraph" style:parent-style-name="Text_20_body">
      <style:text-properties fo:font-weight="normal" officeooo:rsid="001da5ce" officeooo:paragraph-rsid="001da5ce" style:font-weight-asian="normal" style:font-weight-complex="normal"/>
    </style:style>
    <style:style style:name="P4" style:family="paragraph" style:parent-style-name="Text_20_body">
      <style:text-properties officeooo:rsid="001c141f" officeooo:paragraph-rsid="001c141f"/>
    </style:style>
    <style:style style:name="P5" style:family="paragraph" style:parent-style-name="Text_20_body">
      <style:text-properties fo:font-weight="bold" officeooo:rsid="001c141f" officeooo:paragraph-rsid="001c141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ru" fo:country="RU" officeooo:rsid="00184ac1" officeooo:paragraph-rsid="00184ac1"/>
    </style:style>
    <style:style style:name="P7" style:family="paragraph" style:parent-style-name="Standard">
      <style:paragraph-properties fo:text-align="start" style:justify-single-word="false"/>
      <style:text-properties fo:language="ru" fo:country="RU" fo:font-weight="normal" officeooo:rsid="00184ac1" officeooo:paragraph-rsid="00184ac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ru" fo:country="RU" fo:font-weight="normal" officeooo:rsid="0019883c" officeooo:paragraph-rsid="0019883c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officeooo:rsid="001f6a44" officeooo:paragraph-rsid="001f6a44"/>
    </style:style>
    <style:style style:name="P10" style:family="paragraph" style:parent-style-name="Table_20_Contents">
      <style:paragraph-properties fo:text-align="center" style:justify-single-word="false"/>
      <style:text-properties officeooo:rsid="001fceef" officeooo:paragraph-rsid="001fceef"/>
    </style:style>
    <style:style style:name="P11" style:family="paragraph" style:parent-style-name="Table_20_Contents">
      <style:paragraph-properties fo:text-align="center" style:justify-single-word="false"/>
      <style:text-properties officeooo:rsid="001f6a44" officeooo:paragraph-rsid="001f6a44" fo:background-color="#ffff00"/>
    </style:style>
    <style:style style:name="P12" style:family="paragraph" style:parent-style-name="Table_20_Contents">
      <style:paragraph-properties fo:text-align="center" style:justify-single-word="false"/>
      <style:text-properties officeooo:rsid="001f6a44" officeooo:paragraph-rsid="001f6a44" fo:background-color="#33ff99"/>
    </style:style>
    <style:style style:name="P13" style:family="paragraph" style:parent-style-name="Table_20_Contents">
      <loext:graphic-properties draw:fill="none"/>
      <style:paragraph-properties fo:margin-left="0in" fo:margin-right="0in" fo:text-align="start" style:justify-single-word="false" fo:text-indent="0.5in" style:auto-text-indent="false" fo:background-color="transparent" text:number-lines="false" text:line-number="0"/>
      <style:text-properties officeooo:rsid="001fceef" officeooo:paragraph-rsid="001fceef"/>
    </style:style>
    <style:style style:name="P14" style:family="paragraph" style:parent-style-name="Table_20_Contents">
      <loext:graphic-properties draw:fill="none"/>
      <style:paragraph-properties fo:margin-left="0in" fo:margin-right="0in" fo:text-align="start" style:justify-single-word="false" fo:text-indent="0.5in" style:auto-text-indent="false" fo:background-color="transparent" text:number-lines="false" text:line-number="0">
        <style:tab-stops>
          <style:tab-stop style:position="0.5035in"/>
        </style:tab-stops>
      </style:paragraph-properties>
      <style:text-properties officeooo:rsid="001fceef" officeooo:paragraph-rsid="001fceef"/>
    </style:style>
    <style:style style:name="P15" style:family="paragraph" style:parent-style-name="Table_20_Contents">
      <loext:graphic-properties draw:fill="none"/>
      <style:paragraph-properties fo:margin-left="0in" fo:margin-right="0in" fo:text-align="start" style:justify-single-word="false" fo:text-indent="0.5in" style:auto-text-indent="false" fo:background-color="transparent" text:number-lines="false" text:line-number="0"/>
      <style:text-properties officeooo:rsid="001f6a44" officeooo:paragraph-rsid="001f6a44"/>
    </style:style>
    <style:style style:name="P16" style:family="paragraph" style:parent-style-name="Standard">
      <style:paragraph-properties fo:text-align="start" style:justify-single-word="false"/>
      <style:text-properties fo:language="ru" fo:country="RU" fo:font-weight="bold" officeooo:rsid="00184ac1" officeooo:paragraph-rsid="00184ac1" style:font-weight-asian="bold" style:font-weight-complex="bold"/>
    </style:style>
    <style:style style:name="P17" style:family="paragraph" style:parent-style-name="Text_20_body">
      <style:text-properties fo:font-weight="bold" officeooo:rsid="001a33b6" officeooo:paragraph-rsid="001c141f" style:font-weight-asian="bold" style:font-weight-complex="bold"/>
    </style:style>
    <style:style style:name="P18" style:family="paragraph" style:parent-style-name="Text_20_body">
      <style:text-properties fo:font-weight="bold" officeooo:rsid="002131e7" officeooo:paragraph-rsid="002131e7" style:font-weight-asian="bold" style:font-weight-complex="bold"/>
    </style:style>
    <style:style style:name="P19" style:family="paragraph" style:parent-style-name="Text_20_body">
      <style:text-properties fo:font-style="normal" fo:font-weight="normal" officeooo:rsid="001da5ce" officeooo:paragraph-rsid="001da5ce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font-style="normal" fo:font-weight="bold" officeooo:rsid="001da5ce" officeooo:paragraph-rsid="001da5ce" style:font-style-asian="normal" style:font-weight-asian="bold" style:font-style-complex="normal" style:font-weight-complex="bold"/>
    </style:style>
    <style:style style:name="P21" style:family="paragraph" style:parent-style-name="Text_20_body">
      <style:text-properties fo:font-weight="normal" officeooo:rsid="002131e7" officeooo:paragraph-rsid="002131e7" style:font-weight-asian="normal" style:font-weight-complex="normal"/>
    </style:style>
    <style:style style:name="P22" style:family="paragraph" style:parent-style-name="Text_20_body">
      <style:text-properties fo:font-weight="normal" officeooo:rsid="00226674" officeooo:paragraph-rsid="00226674" style:font-weight-asian="normal" style:font-weight-complex="normal"/>
    </style:style>
    <style:style style:name="P23" style:family="paragraph" style:parent-style-name="Text_20_body">
      <style:text-properties fo:font-weight="normal" officeooo:rsid="001c141f" officeooo:paragraph-rsid="001c141f" style:font-weight-asian="normal" style:font-weight-complex="normal"/>
    </style:style>
    <style:style style:name="P24" style:family="paragraph" style:parent-style-name="Text_20_body">
      <style:text-properties officeooo:paragraph-rsid="00226674"/>
    </style:style>
    <style:style style:name="P25" style:family="paragraph" style:parent-style-name="Text_20_body">
      <style:text-properties officeooo:rsid="00226674" officeooo:paragraph-rsid="0022667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6674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Serif1" fo:font-weight="bold" style:font-weight-asian="bold" style:font-weight-complex="bold"/>
    </style:style>
    <style:style style:name="T5" style:family="text">
      <style:text-properties style:font-name="Liberation Serif1" officeooo:rsid="001fceef" fo:background-color="#ffff00" loext:char-shading-value="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2c226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officeooo:rsid="0022c226" style:font-style-asian="normal" style:font-weight-asian="normal" style:font-style-complex="normal" style:font-weight-complex="normal"/>
    </style:style>
    <style:style style:name="T12" style:family="text">
      <style:text-properties fo:color="#000000" fo:background-color="#ffff00" loext:char-shading-value="0"/>
    </style:style>
    <style:style style:name="T13" style:family="text">
      <style:text-properties fo:background-color="#ffff00" loext:char-shading-value="0"/>
    </style:style>
    <style:style style:name="T14" style:family="text">
      <style:text-properties fo:background-color="#33ff99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Определенный артикль (articulo determinado)</text:h>
      <text:p text:style-name="P6">Определенный артикль употребляется также перед существительным, обозначающим общее значение, например:</text:p>
      <text:p text:style-name="P6">- <text:span text:style-name="T1">La mesa es un mueble.</text:span></text:p>
      <text:p text:style-name="P16"/>
      <text:h text:style-name="Heading_20_1" text:outline-level="1">Имя прилагательное (el adjetivo)</text:h>
      <text:p text:style-name="P7">Прилагательные женского рода образуются от прилагательных мужского рода следующим образом:</text:p>
      <text:p text:style-name="P7">- Прилагательные мужского рода с окончание на -о, в форме женского рода принимают окончание -а, например:</text:p>
      <text:p text:style-name="P7">blanc<text:span text:style-name="T1">o</text:span> → blanc<text:span text:style-name="T1">a</text:span></text:p>
      <text:p text:style-name="P7"><text:span text:style-name="T1">- </text:span>Прилагательные м.р., оканчивающиеся на согласную и другие гласные, в форме женского рода остаются без изменений, например:</text:p>
      <text:p text:style-name="P7">gris → gris</text:p>
      <text:p text:style-name="P7">verde → verde</text:p>
      <text:p text:style-name="P7"/>
      <text:p text:style-name="P8">После безличной формы <text:span text:style-name="T1">hay </text:span>существительные единственного числа употребляются с неопределенным артиклем, а существительные множественного числа — без артикля.</text:p>
      <text:p text:style-name="P8"/>
      <text:h text:style-name="Heading_20_1" text:outline-level="1">Ударение (acento)</text:h>
      <text:p text:style-name="P1">В словах оканчивающихся на согласные, кроме согласных <text:span text:style-name="T1">n, s </text:span><text:span text:style-name="T3">ударение падает на последний слог, напр.: </text:span><text:span text:style-name="T1">azul. </text:span></text:p>
      <text:p text:style-name="P1"><text:span text:style-name="T3">Если в словах, оканчивающихс на </text:span><text:span text:style-name="T1">n, s </text:span><text:span text:style-name="T3">ударение падает на последний слог, то в этом случае ставится знак ударения, напр.: </text:span><text:span text:style-name="T1">habitaci</text:span><text:span text:style-name="T4">ó</text:span><text:span text:style-name="T1">n</text:span></text:p>
      <text:p text:style-name="P17"/>
      <text:h text:style-name="Heading_20_1" text:outline-level="1">Употребление слова hay</text:h>
      <text:p text:style-name="P21">Предложения с безличной формой <text:span text:style-name="T1">hay </text:span>очычно начинаются с обстоятельства места:</text:p>
      <text:p text:style-name="P18">sobre la mesa hay un florero</text:p>
      <text:p text:style-name="P21">Безличная форма глагола <text:span text:style-name="T1">hay </text:span>употребляется как для выражения единственного, так и для множественного числа:</text:p>
      <text:p text:style-name="P18">sobre la mesa hay libros</text:p>
      <text:p text:style-name="P21">После безличной формы <text:span text:style-name="T1">hay </text:span>существительные единственного числа употребляются с <text:span text:style-name="T6">неопределенным </text:span>артиклем, а существительные множественного — без артикля.</text:p>
      <text:p text:style-name="P22">В отличии от <text:span text:style-name="T1">hay, </text:span>формы <text:span text:style-name="T1">esta, es, </text:span>имеют числа:</text:p>
      <text:p text:style-name="P24"><text:soft-page-break/><text:span text:style-name="T2">esta — es</text:span></text:p>
      <text:p text:style-name="P25"><text:span text:style-name="T2">e</text:span><text:span text:style-name="T1">stan — son</text:span></text:p>
      <text:p text:style-name="P24">Опущение артикля</text:p>
      <text:p text:style-name="P4">Служебное слово, называемое артиклем, не всегда употребляется перед существительным.</text:p>
      <text:p text:style-name="P4">Опущение артикля происходит в следующих случаях:</text:p>
      <text:p text:style-name="P4">1. Если перед существительным стоит количественное числительное:</text:p>
      <text:p text:style-name="P5"><text:tab/>Sobre la mesa hay cinco libros.</text:p>
      <text:p text:style-name="P4">2. Если существительное означает только какую-либо часть чкго-нибудь:</text:p>
      <text:p text:style-name="P5"><text:tab/>En el tintero hay tinta azul.</text:p>
      <text:p text:style-name="P23"/>
      <text:h text:style-name="Heading_20_1" text:outline-level="1">Употребление артиклей во множественном числе</text:h>
      <text:p text:style-name="Text_20_body"/>
      <text:p text:style-name="P25">Перед существительным множественного числа иак, как и перед существительным единственного числа, употребляется определенный артикль.</text:p>
      <text:p text:style-name="P25">Неопределенный артикль перед существительными мн. Числа обычно не употребляется. Формы <text:span text:style-name="T1">unos, unas </text:span><text:span text:style-name="T3">имеют значение </text:span><text:span text:style-name="T7">несколько, какие-то, </text:span><text:span text:style-name="T11">или вообще не переводятся.</text:span></text:p>
      <text:p text:style-name="P2"/>
      <text:p text:style-name="P3">В обороте <text:span text:style-name="T1">en casa </text:span><text:span text:style-name="T6">дома, </text:span><text:span text:style-name="T9">означающим место проживания, перед существительным </text:span><text:span text:style-name="T10">casa </text:span><text:span text:style-name="T9">определенный артикль опускается.</text:span></text:p>
      <text:p text:style-name="P19">Перед существительным , обозначающим профессию и выступающим в предложении в качестве именной части составного сказуемого, артикль опускается.</text:p>
      <text:p text:style-name="P20"><text:tab/>Lopez es ingeniero.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Preterito imperfecto</text:p>
          </table:table-cell>
          <table:table-cell table:style-name="Table1.B1" office:value-type="string">
            <text:p text:style-name="P12">Indefinido</text:p>
          </table:table-cell>
        </table:table-row>
        <table:table-row>
          <table:table-cell table:style-name="Table1.A2" table:number-columns-spanned="2" office:value-type="string">
            <text:p text:style-name="P9">1. Conjugacion</text:p>
          </table:table-cell>
          <table:covered-table-cell/>
        </table:table-row>
        <table:table-row>
          <table:table-cell table:style-name="Table1.A3" office:value-type="string">
            <text:p text:style-name="P15">1. habl <text:span text:style-name="T13">-</text:span><text:span text:style-name="T12">aba</text:span></text:p>
          </table:table-cell>
          <table:table-cell table:style-name="Table1.A2" office:value-type="string">
            <text:p text:style-name="P14">1. habl <text:span text:style-name="T14">-e</text:span></text:p>
          </table:table-cell>
        </table:table-row>
        <table:table-row>
          <table:table-cell table:style-name="Table1.A3" office:value-type="string">
            <text:p text:style-name="P15">2. habl <text:span text:style-name="T13">-abas</text:span></text:p>
          </table:table-cell>
          <table:table-cell table:style-name="Table1.A2" office:value-type="string">
            <text:p text:style-name="P14">2. habl <text:span text:style-name="T14">-aste</text:span></text:p>
          </table:table-cell>
        </table:table-row>
        <table:table-row>
          <table:table-cell table:style-name="Table1.A3" office:value-type="string">
            <text:p text:style-name="P15">3. habl <text:span text:style-name="T13">-aba</text:span></text:p>
          </table:table-cell>
          <table:table-cell table:style-name="Table1.A2" office:value-type="string">
            <text:p text:style-name="P14">3. habl <text:span text:style-name="T14">-o</text:span></text:p>
          </table:table-cell>
        </table:table-row>
        <table:table-row>
          <table:table-cell table:style-name="Table1.A3" office:value-type="string">
            <text:p text:style-name="P15">4. habl <text:span text:style-name="T13">-</text:span><text:span text:style-name="T5">á</text:span><text:span text:style-name="T13">bamos</text:span></text:p>
          </table:table-cell>
          <table:table-cell table:style-name="Table1.A2" office:value-type="string">
            <text:p text:style-name="P14">4. habl <text:span text:style-name="T14">-amos</text:span></text:p>
          </table:table-cell>
        </table:table-row>
        <table:table-row>
          <table:table-cell table:style-name="Table1.A3" office:value-type="string">
            <text:p text:style-name="P13">5. habl <text:span text:style-name="T13">-aba / aban</text:span></text:p>
          </table:table-cell>
          <table:table-cell table:style-name="Table1.A2" office:value-type="string">
            <text:p text:style-name="P13">5. habl <text:span text:style-name="T14">-o / -aron</text:span></text:p>
          </table:table-cell>
        </table:table-row>
        <table:table-row>
          <table:table-cell table:style-name="Table1.A3" office:value-type="string">
            <text:p text:style-name="P13">6. habl <text:span text:style-name="T13">-aban</text:span></text:p>
          </table:table-cell>
          <table:table-cell table:style-name="Table1.A2" office:value-type="string">
            <text:p text:style-name="P13">6. habl <text:span text:style-name="T14">-aron</text:span></text:p>
          </table:table-cell>
        </table:table-row>
        <text:soft-page-break/>
        <table:table-row>
          <table:table-cell table:style-name="Table1.A2" table:number-columns-spanned="2" office:value-type="string">
            <text:p text:style-name="P10">2 y 3 Conjugacion</text:p>
          </table:table-cell>
          <table:covered-table-cell/>
        </table:table-row>
        <table:table-row>
          <table:table-cell table:style-name="Table1.A3" office:value-type="string">
            <text:p text:style-name="P13">1. com <text:span text:style-name="T13">-ía</text:span></text:p>
          </table:table-cell>
          <table:table-cell table:style-name="Table1.A2" office:value-type="string">
            <text:p text:style-name="P13">1. com <text:span text:style-name="T14">-í</text:span></text:p>
          </table:table-cell>
        </table:table-row>
        <table:table-row>
          <table:table-cell table:style-name="Table1.A3" office:value-type="string">
            <text:p text:style-name="P13">2. com <text:span text:style-name="T13">-ías</text:span></text:p>
          </table:table-cell>
          <table:table-cell table:style-name="Table1.A2" office:value-type="string">
            <text:p text:style-name="P13">2. com <text:span text:style-name="T14">-íste</text:span></text:p>
          </table:table-cell>
        </table:table-row>
        <table:table-row>
          <table:table-cell table:style-name="Table1.A3" office:value-type="string">
            <text:p text:style-name="P13">3. com <text:span text:style-name="T13">-ía</text:span></text:p>
          </table:table-cell>
          <table:table-cell table:style-name="Table1.A2" office:value-type="string">
            <text:p text:style-name="P13">3. com <text:span text:style-name="T14">-ío</text:span></text:p>
          </table:table-cell>
        </table:table-row>
        <table:table-row>
          <table:table-cell table:style-name="Table1.A3" office:value-type="string">
            <text:p text:style-name="P13">4. com <text:span text:style-name="T13">-íamos</text:span></text:p>
          </table:table-cell>
          <table:table-cell table:style-name="Table1.A2" office:value-type="string">
            <text:p text:style-name="P13">4. com <text:span text:style-name="T14">-ímos</text:span></text:p>
          </table:table-cell>
        </table:table-row>
        <table:table-row>
          <table:table-cell table:style-name="Table1.A3" office:value-type="string">
            <text:p text:style-name="P13">5. com <text:span text:style-name="T13">-ía / -ían</text:span></text:p>
          </table:table-cell>
          <table:table-cell table:style-name="Table1.A2" office:value-type="string">
            <text:p text:style-name="P13">5. com <text:span text:style-name="T14">-ío / iéron</text:span></text:p>
          </table:table-cell>
        </table:table-row>
        <table:table-row>
          <table:table-cell table:style-name="Table1.A3" office:value-type="string">
            <text:p text:style-name="P13">6. com <text:span text:style-name="T13">-ían</text:span></text:p>
          </table:table-cell>
          <table:table-cell table:style-name="Table1.A2" office:value-type="string">
            <text:p text:style-name="P13">6. com <text:span text:style-name="T14">-íeron</text:span></text:p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15:12:35.460579349</meta:creation-date>
    <meta:generator>LibreOffice/5.1.6.2$Linux_X86_64 LibreOffice_project/10m0$Build-2</meta:generator>
    <dc:date>2017-10-14T19:49:46.618377676</dc:date>
    <meta:editing-duration>PT57M13S</meta:editing-duration>
    <meta:editing-cycles>5</meta:editing-cycles>
    <meta:document-statistic meta:table-count="1" meta:image-count="0" meta:object-count="0" meta:page-count="3" meta:paragraph-count="64" meta:word-count="405" meta:character-count="2761" meta:non-whitespace-character-count="2412"/>
  </office:meta>
</office:document-meta>
</file>